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2c9" officeooo:paragraph-rsid="001b12c9"/>
    </style:style>
    <style:style style:name="T1" style:family="text">
      <style:text-properties officeooo:rsid="001bf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tore.dji.com/guides/mavic-2-faq/" text:style-name="Internet_20_link" text:visited-style-name="Visited_20_Internet_20_Link">https://store.dji.com/guides/mavic-2-faq/</text:a></text:p>
      <text:p text:style-name="P1">(referência para o alcance, tempo de vôo)</text:p>
      <text:p text:style-name="P1"/>
      <text:p text:style-name="P1"/>
      <text:p text:style-name="P1"/>
      <text:p text:style-name="P1"/>
      <text:p text:style-name="P1">alcance maximo = 8km</text:p>
      <text:p text:style-name="P1"/>
      <text:p text:style-name="P1">tempo máximo de voo = 31 min</text:p>
      <text:p text:style-name="P1"/>
      <text:p text:style-name="P1">Area total de cobertura = 8²*3,14 = 200,96 km² = 20096 ha</text:p>
      <text:p text:style-name="P1"/>
      <text:p text:style-name="P1">tempo de recarga = 1h 30 min</text:p>
      <text:p text:style-name="P1"/>
      <text:p text:style-name="P1">numero de drones para não haver tempo morto = 4</text:p>
      <text:p text:style-name="P1"/>
      <text:p text:style-name="P1">preço do drone = 1999 </text:p>
      <text:p text:style-name="P1"/>
      <text:p text:style-name="P1">preço da estação de recarga = 3500 </text:p>
      <text:p text:style-name="P1"/>
      <text:p text:style-name="P1"><text:span text:style-name="T1">despesa </text:span>(até 20096<text:span text:style-name="T1">ha ou até 8km de distancia</text:span>) = <text:span text:style-name="T1">(</text:span>4 * 1999 <text:s/><text:span text:style-name="T1">+ 3500 ) = 1149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5:43:31.047630594</meta:creation-date>
    <dc:date>2020-02-10T18:33:51.126136887</dc:date>
    <meta:editing-duration>PT2H29M59S</meta:editing-duration>
    <meta:editing-cycles>1</meta:editing-cycles>
    <meta:document-statistic meta:table-count="0" meta:image-count="0" meta:object-count="0" meta:page-count="1" meta:paragraph-count="10" meta:word-count="80" meta:character-count="394" meta:non-whitespace-character-count="324"/>
    <meta:generator>LibreOffice/6.0.7.3$Linux_X86_64 LibreOffice_project/00m0$Build-3</meta:generator>
  </office:meta>
</office:document-meta>
</file>